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fo:color="#c9211e" loext:opacity="100%"/>
    </style:style>
    <style:style style:name="P2" style:family="paragraph" style:parent-style-name="Standard">
      <style:text-properties fo:color="#c9211e" loext:opacity="100%" fo:language="en" fo:country="GB"/>
    </style:style>
    <style:style style:name="P3" style:family="paragraph" style:parent-style-name="Standard">
      <style:text-properties fo:color="#c9211e" loext:opacity="100%" officeooo:rsid="0014f4ba" officeooo:paragraph-rsid="0014f4ba"/>
    </style:style>
    <style:style style:name="P4" style:family="paragraph" style:parent-style-name="Standard">
      <style:text-properties fo:language="en" fo:country="GB"/>
    </style:style>
    <style:style style:name="P5" style:family="paragraph" style:parent-style-name="Standard">
      <style:text-properties fo:color="#000000" loext:opacity="100%"/>
    </style:style>
    <style:style style:name="P6" style:family="paragraph" style:parent-style-name="Standard">
      <style:text-properties fo:color="#000000" loext:opacity="100%" fo:language="en" fo:country="GB"/>
    </style:style>
    <style:style style:name="P7" style:family="paragraph" style:parent-style-name="Standard">
      <style:text-properties fo:color="#000000" loext:opacity="100%" officeooo:rsid="0014f4ba" officeooo:paragraph-rsid="0014f4ba"/>
    </style:style>
    <style:style style:name="P8" style:family="paragraph" style:parent-style-name="Standard">
      <style:text-properties fo:color="#000000" loext:opacity="100%" officeooo:rsid="00165dab" officeooo:paragraph-rsid="00165dab"/>
    </style:style>
    <style:style style:name="P9" style:family="paragraph" style:parent-style-name="Standard">
      <style:text-properties fo:color="#ff0000" loext:opacity="100%"/>
    </style:style>
    <style:style style:name="P10" style:family="paragraph" style:parent-style-name="Standard" style:master-page-name="MP0">
      <style:paragraph-properties style:page-number="auto" fo:break-before="page"/>
    </style:style>
    <style:style style:name="P11" style:family="paragraph" style:parent-style-name="Standard">
      <style:text-properties fo:color="#000000" loext:opacity="100%"/>
    </style:style>
    <style:style style:name="T1" style:family="text">
      <style:text-properties fo:color="#000000" loext:opacity="100%"/>
    </style:style>
    <style:style style:name="T2" style:family="text">
      <style:text-properties fo:color="#000000" loext:opacity="100%" style:text-position="super 67%"/>
    </style:style>
    <style:style style:name="T3" style:family="text">
      <style:text-properties officeooo:rsid="00165dab"/>
    </style:style>
    <style:style style:name="T4" style:family="text">
      <style:text-properties officeooo:rsid="00166fc1"/>
    </style:style>
    <style:style style:name="T5" style:family="text">
      <style:text-properties officeooo:rsid="00187807"/>
    </style:style>
    <style:style style:name="T6" style:family="text">
      <style:text-properties officeooo:rsid="0019b336"/>
    </style:style>
    <style:style style:name="T7" style:family="text">
      <style:text-properties officeooo:rsid="0019b3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ma de perifericos:</text:p>
      <text:p text:style-name="Standard"/>
      <text:p text:style-name="Standard">PANTALLAS</text:p>
      <text:p text:style-name="Standard"/>
      <text:p text:style-name="Standard">Dot pich » distancia entre pixeles.</text:p>
      <text:p text:style-name="Standard">CRT saberlo por encima</text:p>
      <text:p text:style-name="Standard">TFT_LCD » no hace falta aprender las proporciones ni temperaturas</text:p>
      <text:p text:style-name="Standard">Vectorial (mediante formulas se dibujan con los colores y el tamaño que se piden en esas coordenadas en concreto) y rasterizado (sabemos el valor excto de cada pixel, por lo tanto hay que guardar el valor exacto de cada pixel de la patalla) » importante saberlo</text:p>
      <text:p text:style-name="Standard"/>
      <text:p text:style-name="Standard">LCD » rasterizado</text:p>
      <text:p text:style-name="Standard">LED » solo significado significado</text:p>
      <text:p text:style-name="Standard">OLED » colores mas puros que en el LED, compuesto de materiales organicos que se desgastan mas.</text:p>
      <text:p text:style-name="Standard"/>
      <text:p text:style-name="Standard">Pantallas capacitivas (con rozarlo llega), resistiva (hacer una pequeña pulsacion)</text:p>
      <text:p text:style-name="Standard">Saber algo de ventajas y desventajas y especificaciones de cada una.</text:p>
      <text:p text:style-name="Standard"/>
      <text:p text:style-name="Standard">Las resistivas no tienen multitouch</text:p>
      <text:p text:style-name="Standard"/>
      <text:p text:style-name="Standard">TECLADOS</text:p>
      <text:p text:style-name="Standard"/>
      <text:p text:style-name="Standard">Mas resistencias, membrana colectiva, switches individuales</text:p>
      <text:p text:style-name="Standard">Tipos de teclados.</text:p>
      <text:p text:style-name="Standard"/>
      <text:p text:style-name="Standard">KVM, muchos conectores a los que se conectan los servidores, un teclado, un raton y una pantalla (si te hace falta) y se pueden manejar desde ahi utilizando el mismo teclado ranton y monitor..</text:p>
      <text:p text:style-name="Standard"/>
      <text:p text:style-name="Standard">ESCANER</text:p>
      <text:p text:style-name="Standard">Saber lo que hace y un OCR (analiza la imagen si hay texto o imagenes en lo que escanea y lo clasifica en un tipo de archivo, de imagen o de texto.)</text:p>
      <text:p text:style-name="Standard">Tipos de escaners y caracteristicas del escaners.</text:p>
      <text:p text:style-name="Standard">El escaner se mide en puntos por pungada</text:p>
      <text:p text:style-name="Standard">Interpolacion: Lo que va a hacer el escaner con los puntos que no conoce. Algoritmo para calcular lo que va a a ver en los nuevos puntos.</text:p>
      <text:p text:style-name="Standard"/>
      <text:p text:style-name="Standard">IMPRESORAS</text:p>
      <text:p text:style-name="Standard">Nada</text:p>
      <text:p text:style-name="Standard">-Las primeras impresoras funcionaban como maquinas de escribir.(Impresoras de Margarita)</text:p>
      <text:p text:style-name="Standard">-Impresoras de matriz o de puntos. (imprimian punto a punto), con esto se consigue un gran avance para la representacion.</text:p>
      <text:p text:style-name="Standard">-No impacto:</text:p>
      <text:p text:style-name="Standard">-Inyeccion de tintas</text:p>
      <text:p text:style-name="Standard"/>
      <text:p text:style-name="Standard"/>
      <text:p text:style-name="Standard"/>
      <text:p text:style-name="Standard"/>
      <text:p text:style-name="Standard"/>
      <text:p text:style-name="Standard"/>
      <text:p text:style-name="Standard"/>
      <text:p text:style-name="Standard"/>
      <text:p text:style-name="P1"><text:soft-page-break/>CLASE DEL 11/01/2022</text:p>
      <text:p text:style-name="Standard">REDES<text:tab/></text:p>
      <text:p text:style-name="Standard">Red Local: Una red que esta en una zona geográfica limitada. <text:s/></text:p>
      <text:p text:style-name="Standard"/>
      <text:p text:style-name="Standard">Tipos de Conexiones según si tamaño.</text:p>
      <text:p text:style-name="P4">PAN » BTW NFC.</text:p>
      <text:p text:style-name="P4">LAN( Ethernet) » WLAN</text:p>
      <text:p text:style-name="Standard">MAN (Red a nivel Ciudad)</text:p>
      <text:p text:style-name="Standard">WAN (Una red de area amplia)</text:p>
      <text:p text:style-name="Standard"/>
      <text:p text:style-name="Standard">Red Wifi: Wireless (sin cables)</text:p>
      <text:p text:style-name="Standard"/>
      <text:p text:style-name="Standard">Modelo OSI: Modelo que define el protocolo (reglas o normas) de comunicación de las redes. Modelo abierto.</text:p>
      <text:p text:style-name="Standard">7 Capas: Van de Usuario (arriba) a el Cable (abajo).</text:p>
      <text:p text:style-name="Standard">7<text:tab/>APLICACION (FTP / HTTP, uso de aplicaciones a nivel de usuario)</text:p>
      <text:p text:style-name="Standard"><text:span text:style-name="T7">6</text:span><text:tab/>PRESENTACION (comprimir y cifrar los datos)</text:p>
      <text:p text:style-name="Standard"><text:span text:style-name="T7">5</text:span><text:tab/>SESION (Abrir o cerrar sesiones de redes, establecer la comunicacion)</text:p>
      <text:p text:style-name="Standard"><text:span text:style-name="T7">4</text:span><text:tab/>TRANSPORTE (Constrol)</text:p>
      <text:p text:style-name="Standard"><text:span text:style-name="T7">3</text:span><text:tab/>RED (Direcciones IPs, Identifican a un equipo en la red)</text:p>
      <text:p text:style-name="Standard"><text:span text:style-name="T7">2</text:span><text:tab/>ENLACE (Direccion MAC, indentificacion del dispositivo fisico)</text:p>
      <text:p text:style-name="Standard">1<text:tab/>FISICA (electricidad, 1-0 electricos)</text:p>
      <text:p text:style-name="Standard"/>
      <text:p text:style-name="P1">CLASE DEL 12/01/22</text:p>
      <text:p text:style-name="P1"/>
      <text:p text:style-name="P5">Tipos de enlaces: Switch, Hub, Router</text:p>
      <text:p text:style-name="P5">Hub trabja en capa 1, con señales electricas y envia la informacion a todos sus conectores. Esto provoca coli<text:span text:style-name="T7">s</text:span>iones cuando hay varios dispositivos a la vez mandando informacioin.</text:p>
      <text:p text:style-name="P5">Switch trabaja en capa 2, en tramas (pequeños paquetes que ya contienen un destinatario) que incorporan direcciones MAC, por lo tanto es capaz de distinguir los dispositivos. Para detectar el dispositivo, primero manda un mensaje para saber donde esta el dispositivo al que le quiere mandar la informacion. Un Switch no tiene colisiones.</text:p>
      <text:p text:style-name="P5"/>
      <text:p text:style-name="P5">Puede aparecer eb vez de MAC, NIC (Network Interface Card)</text:p>
      <text:p text:style-name="P5"/>
      <text:p text:style-name="P5">Para conectar dos dispositivos del mismo nivel directamente hace falta un cable cruzado. No se puede directamente.</text:p>
      <text:p text:style-name="Standard"/>
      <text:p text:style-name="P9">CLASE DEL 13/01/22</text:p>
      <text:p text:style-name="Standard"/>
      <text:p text:style-name="Standard">Switch Contiene una tabla en la que guarda la posicion del puerto con su respectiva MAC.</text:p>
      <text:p text:style-name="Standard"/>
      <text:p text:style-name="Standard">La capa 1 y 2 no tienen protocolos y van practicamente ligadas.</text:p>
      <text:p text:style-name="Standard"/>
      <text:p text:style-name="Standard">Capa 3 » Capaz de trabajar con IPs. Se puede comunicar entre redes, no es necesario estar en la misma, En esta capa se trabaja con el Router (este permite comunicar dos redes diferentes). Se le añade a la trama de la capa 2 la IP y a esto lo pasamos a llamar paquete.</text:p>
      <text:p text:style-name="Standard"/>
      <text:p text:style-name="Standard"/>
      <text:p text:style-name="Standard"/>
      <text:p text:style-name="Standard"/>
      <text:p text:style-name="Standard"/>
      <text:p text:style-name="Standard"><text:soft-page-break/>Para comunicarse con otras redes se atraviesan las puertas de enlace.</text:p>
      <text:p text:style-name="Standard">El Router contiene una tabla de rutas con las bocas (salidas que contiene el router) respectivas.</text:p>
      <text:p text:style-name="Standard">TCP/IP, Parecido a OSI. Esta organizado en 4 capas</text:p>
      <text:p text:style-name="Standard">1<text:tab/>RED (fisica y enlace en OSI)</text:p>
      <text:p text:style-name="Standard"><text:span text:style-name="T7">2</text:span><text:tab/>INTERNET (capa de red en el modelo OSI)</text:p>
      <text:p text:style-name="Standard"><text:span text:style-name="T7">3</text:span><text:tab/>TRANSPORTE (transporte de OSI)</text:p>
      <text:p text:style-name="Standard"><text:span text:style-name="T7">4</text:span><text:tab/>APLICACION ( Con la sesion presentacion y aplicación <text:s/>de OSI)</text:p>
      <text:p text:style-name="Standard"/>
      <text:p text:style-name="Standard">protocolos de RED:</text:p>
      <text:p text:style-name="Standard">Ethernet » Un canal que manda un mensaje para ver si llega la señal o no. (importante)</text:p>
      <text:p text:style-name="Standard">Token ring » Solo puede hablar aquel que tiene el token. (importante)</text:p>
      <text:p text:style-name="Standard">Frame relay</text:p>
      <text:p text:style-name="Standard"/>
      <text:p text:style-name="Standard">Saber TCP UDP e IP, Ethernet y Token Ring + los 5 primeros protocolos de TCP</text:p>
      <text:p text:style-name="Standard"/>
      <text:p text:style-name="P1">CLASE 14/01/22</text:p>
      <text:p text:style-name="P5"/>
      <text:p text:style-name="Standard">Las IP se ocupan de la parte de la comunicacion y el TCP se encarga de la seguridad y que todo funciona correctamente mas que no se pierda informacion.</text:p>
      <text:p text:style-name="Standard"/>
      <text:p text:style-name="Standard">Protocolos por capas de TCP/IP:</text:p>
      <text:p text:style-name="Standard">APLICACION » DNS (traduce nombres a Ips), http, FTP, SMTP</text:p>
      <text:p text:style-name="Standard">Transporte » TCP, UDP</text:p>
      <text:p text:style-name="Standard">REDE » IP</text:p>
      <text:p text:style-name="Standard">FISICA » ETHERNET</text:p>
      <text:p text:style-name="Standard"/>
      <text:p text:style-name="Standard">PDU » comunicación entre dos capas iguales.</text:p>
      <text:p text:style-name="Standard"/>
      <text:p text:style-name="Standard">En la capa de TRANSPORTE hablamos de segmentos</text:p>
      <text:p text:style-name="Standard">En las otras 3 (APLICACION, PRESENTACION, SESION) hablamos de Datos.</text:p>
      <text:p text:style-name="Standard"/>
      <text:p text:style-name="P4">ARP</text:p>
      <text:p text:style-name="P4"/>
      <text:p text:style-name="P2">CLASE 18 / 01 / 2022</text:p>
      <text:p text:style-name="P2"/>
      <text:p text:style-name="P6">IP » 4B » 32 bits » 255.255.255.255</text:p>
      <text:p text:style-name="P5">MAC » 6B » 48bits » 6 grupos de 2 numeros hexadecimales cada uno » HH:HH:HH:HH:HH:HH</text:p>
      <text:p text:style-name="P5"/>
      <text:p text:style-name="P5">CLASE 19/01/2022</text:p>
      <text:p text:style-name="P5"/>
      <text:p text:style-name="P5">IPv4 contiene unas 4000 millones de redes.</text:p>
      <text:p text:style-name="P5"/>
      <text:p text:style-name="P5">Se dividen en clases:</text:p>
      <text:p text:style-name="P5">Clase A 00000000 van del 0 al 127</text:p>
      <text:p text:style-name="P5">Clase B 10000000 van del 128 al 19<text:span text:style-name="T5">1</text:span></text:p>
      <text:p text:style-name="P5">Clase C 11000000 <text:span text:style-name="T4">van del 19</text:span><text:span text:style-name="T5">2</text:span><text:span text:style-name="T4"> al 2</text:span><text:span text:style-name="T6">23</text:span></text:p>
      <text:p text:style-name="P5"/>
      <text:p text:style-name="P5">Mascara de Red:</text:p>
      <text:p text:style-name="P5"/>
      <text:p text:style-name="P5"/>
      <text:p text:style-name="P5"/>
      <text:p text:style-name="P5"/>
      <text:p text:style-name="P1"><text:soft-page-break/>CLASE 20/01/2022</text:p>
      <text:p text:style-name="P5"/>
      <text:p text:style-name="P5">Clasificacion de las redes logicas:</text:p>
      <text:p text:style-name="P6">Tamañao » PAN ( bt), LAN (ethernet), MAN(WiMax), WAN(internet)</text:p>
      <text:p text:style-name="P5">Caracter » Publica, Privada, Mixto.</text:p>
      <text:p text:style-name="P5">Tipos de Transmision: Punto a punto y Multipunto</text:p>
      <text:p text:style-name="P5">Relacion Funcional » Cliente-Servidor, Peer 2 Peer.</text:p>
      <text:p text:style-name="P5">Cableados »Bus, Estrella, arbore, malla, anel</text:p>
      <text:p text:style-name="P5"/>
      <text:p text:style-name="P1">CLASE 25/01/2022</text:p>
      <text:p text:style-name="P1"/>
      <text:p text:style-name="P5">DHCP » Roles diferenciados., usa la estructura cliente servidor y se encarga de asignar automaticamente Ips.</text:p>
      <text:p text:style-name="P5">Un servidor DHCP no puede generar una IP a si mismo, por lo tanto hay que ponerle una IP estatica</text:p>
      <text:p text:style-name="P5"/>
      <text:p text:style-name="P1">CLASE 26 / 01 / 2022</text:p>
      <text:p text:style-name="P5"/>
      <text:p text:style-name="P5">CLIENTE ------------- SERVER (Proceso de asignacion de IP con un servidor DHCP)</text:p>
      <text:p text:style-name="P5"/>
      <text:p text:style-name="P5"><text:tab/>El cliente manda un discober para saber su hay un server. Si no lo hay recibe un APIPA.</text:p>
      <text:p text:style-name="P5">Si lo hay, el servidor busca en su pool y le lanza una propuesta al cliente de IP. El cliente la acepta y le dice al server que si que la quiere. Por ultimo el server manda un paquete con la IP propuesta. Despues llega al cleinte y este accepta la IP. A partir de este momento el cliente pasa a tener una IP.</text:p>
      <text:p text:style-name="P5"/>
      <text:p text:style-name="P1">CLASE 27/01/2022</text:p>
      <text:p text:style-name="P5"/>
      <text:p text:style-name="P5">Comandos para usar en el packetracer:</text:p>
      <text:p text:style-name="P5">ipconfig /all » se usa para ver toda la configuracion de red del equipo</text:p>
      <text:p text:style-name="P5">ipconfig / renew » Sirve para que el equipo suelte la ip que tiene asignada y busque por una nueva.</text:p>
      <text:p text:style-name="P5">Este comando, en su proceso tambien contiene el ipconfig /release.</text:p>
      <text:p text:style-name="P5">ipconfig /release » Suelta la ip que tiene el equipo</text:p>
      <text:p text:style-name="P5"/>
      <text:p text:style-name="P5">Dominio de colision y dominio de difusion: Puede que caigan como ejercicios en el examen.</text:p>
      <text:p text:style-name="P5">Dominio de colision: A donde puede llegar una señal sin tener que pasar por un router</text:p>
      <text:p text:style-name="P5">Dominio de Difusion: Los elementos de salida que tiene el router.</text:p>
      <text:p text:style-name="P5"/>
      <text:p text:style-name="P5">Funcionamiento de un DNS: Base de datos distribuida</text:p>
      <text:p text:style-name="P5"/>
      <text:p text:style-name="P9">CLASE NO OFICIAL 03/02/2022</text:p>
      <text:p text:style-name="P5"/>
      <text:p text:style-name="Standard"><text:span text:style-name="Fuente_20_de_20_párrafo_20_predeter."><text:span text:style-name="T1">Subnetting: Para calcular los host que tiene una subred hay que hacer 2</text:span></text:span><text:span text:style-name="Fuente_20_de_20_párrafo_20_predeter."><text:span text:style-name="T2">n</text:span></text:span><text:span text:style-name="Fuente_20_de_20_párrafo_20_predeter."><text:span text:style-name="T1">-2, siendo n el nº de bits que quedan libres.</text:span></text:span></text:p>
      <text:p text:style-name="P5"/>
      <text:p text:style-name="P3">CLASE 09/02/2022</text:p>
      <text:p text:style-name="P3"/>
      <text:p text:style-name="P7"><text:tab/>Punto de acceso es el dispositivo de red inalambrica mas basica que tenemos. Tambien trabaja en la capa 1 de OSI, transformando los impulsos electricos en señales inalambricas.</text:p>
      <text:p text:style-name="P7"/>
      <text:p text:style-name="P8">Tipos de hackeo de contraseñas:</text:p>
      <text:p text:style-name="P7"><text:tab/><text:span text:style-name="T3">Diccionario » Compara la longitud de los caracteres de la contraseña con las palabras del diccionario</text:span></text:p>
      <text:p text:style-name="P7"><text:tab/><text:span text:style-name="T3">Fuerza Bruta » prueba contraseñas que nosotros le pasam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creation-date>2021-12-10T11:23:00Z</meta:creation-date>
    <dc:date>2022-02-16T08:41:48.506000000</dc:date>
    <meta:editing-cycles>26</meta:editing-cycles>
    <meta:editing-duration>PT6H12M14S</meta:editing-duration>
    <meta:document-statistic meta:table-count="0" meta:image-count="0" meta:object-count="0" meta:page-count="4" meta:paragraph-count="119" meta:word-count="1256" meta:character-count="7205" meta:non-whitespace-character-count="6060"/>
    <meta:template xlink:type="simple" xlink:actuate="onRequest" xlink:title="" xlink:href="Normal.dotm"/>
  </office:meta>
</office:document-meta>
</file>